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2.8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21.17mm" fo:break-before="auto" style:use-optimal-row-height="false"/>
    </style:style>
    <style:style style:name="ro2" style:family="table-row">
      <style:table-row-properties style:row-height="10.34mm" fo:break-before="auto" style:use-optimal-row-height="false"/>
    </style:style>
    <style:style style:name="ro3" style:family="table-row">
      <style:table-row-properties style:row-height="21.82mm" fo:break-before="auto" style:use-optimal-row-height="false"/>
    </style:style>
    <style:style style:name="ro4" style:family="table-row">
      <style:table-row-properties style:row-height="24.02mm" fo:break-before="auto" style:use-optimal-row-height="false"/>
    </style:style>
    <style:style style:name="ro5" style:family="table-row">
      <style:table-row-properties style:row-height="11.54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background-color="transparent" fo:border="0.06pt solid #000000" style:vertical-align="top"/>
      <style:paragraph-properties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a933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font-name="Liberation Sans1" fo:font-size="12pt" fo:font-weight="bold" style:font-size-asian="12pt" style:font-weight-asian="bold" style:font-name-complex="Lucida Sans" style:font-size-complex="12pt" style:font-weight-complex="bold"/>
    </style:style>
    <style:style style:name="T1" style:family="text">
      <style:text-properties fo:color="#ff8000"/>
    </style:style>
    <style:style style:name="T2" style:family="text">
      <style:text-properties fo:color="#ffbf00"/>
    </style:style>
    <style:style style:name="T3" style:family="text">
      <style:text-properties fo:color="#00a933"/>
    </style:style>
    <style:style style:name="T4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a933"/>
    </style:style>
    <style:style style:name="T7" style:family="text">
      <style:text-properties fo:color="#00a933" style:font-weight-asian="bold" style:font-weight-complex="bold" style:font-size-asian="12pt" style:font-size-complex="12pt"/>
    </style:style>
    <style:style style:name="T8" style:family="text">
      <style:text-properties style:font-weight-asian="bold" style:font-weight-complex="bold" style:font-size-asian="12pt" style:font-size-complex="12pt" fo:color="#ff8000"/>
    </style:style>
    <style:style style:name="T9" style:family="text">
      <style:text-properties style:font-weight-asian="bold" style:font-weight-complex="bold" style:font-size-asian="12pt" style:font-size-complex="12pt" fo:color="#00a933"/>
    </style:style>
    <style:style style:name="T10" style:family="text">
      <style:text-properties style:font-weight-asian="bold" style:font-weight-complex="bold" style:font-size-asian="12pt" style:font-size-complex="12pt" fo:color="#ffbf00"/>
    </style:style>
    <style:style style:name="T11" style:family="text">
      <style:text-properties fo:color="#00a933"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bf00"/>
    </style:style>
    <style:style style:name="T13" style:family="text">
      <style:text-properties fo:font-weight="bold" style:font-weight-asian="bold" style:font-weight-complex="bold" fo:font-size="12pt" style:font-size-asian="12pt" style:font-size-complex="12pt" fo:color="#ff8000"/>
    </style:style>
    <style:style style:name="T14" style:family="text">
      <style:text-properties fo:font-weight="bold" style:font-weight-asian="bold" style:font-weight-complex="bold" fo:font-size="12pt" style:font-size-asian="12pt" style:font-size-complex="12pt" fo:color="#ffbf00"/>
    </style:style>
    <style:style style:name="T15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ff8000" fo:font-size="12pt" fo:font-weight="bold" style:font-size-asian="12pt" style:font-size-complex="12pt" style:font-weight-asian="bold" style:font-weight-complex="bold"/>
    </style:style>
    <style:style style:name="T16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weight-complex="normal" style:font-weight-asian="normal" style:font-size-complex="10pt" style:font-size-asian="10pt" fo:font-weight="normal" fo:font-size="10pt"/>
    </style:style>
    <style:style style:name="T17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color="#ffbf00" fo:font-size="12pt" fo:font-weight="bold" style:font-size-asian="12pt" style:font-size-complex="12pt" style:font-weight-asian="bold" style:font-weight-complex="bold"/>
    </style:style>
    <style:style style:name="T18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 fo:color="#00a933"/>
    </style:style>
    <style:style style:name="T19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 fo:color="#ff8000"/>
    </style:style>
    <style:style style:name="T20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 fo:color="#ffbf00"/>
    </style:style>
    <style:style style:name="T2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fo:font-size="12pt" fo:font-weight="bold" style:font-size-asian="12pt" style:font-size-complex="12pt" style:font-weight-asian="bold" style:font-weight-complex="bold" fo:color="#00a933"/>
    </style:style>
    <style:style style:name="T22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weight-complex="bold" fo:font-size="12pt" fo:font-weight="bold" style:font-size-asian="12pt" style:font-size-complex="12pt" style:font-weight-asian="bold" fo:color="#00a933"/>
    </style:style>
    <style:style style:name="T23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tyle-asian="normal" style:font-style-complex="normal" style:text-emphasize="none" style:font-relief="none" style:text-overline-style="none" style:text-overline-color="font-color" style:font-weight-complex="bold" fo:font-size="12pt" fo:font-weight="bold" style:font-size-asian="12pt" style:font-size-complex="12pt" style:font-weight-asian="bold" fo:color="#ff8000"/>
    </style:style>
    <style:style style:name="T24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size-asian="12pt" style:font-size-complex="12pt" fo:color="#729fcf" style:font-weight-asian="bold" style:font-weight-complex="bold"/>
    </style:style>
    <style:style style:name="T25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 fo:color="#ff8000"/>
    </style:style>
    <style:style style:name="T26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 fo:color="#729fcf"/>
    </style:style>
    <style:style style:name="T27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tyle-asian="normal" style:font-style-complex="normal" style:text-emphasize="none" style:font-relief="none" style:text-overline-style="none" style:text-overline-color="font-color" style:font-size-asian="12pt" style:font-size-complex="12pt" style:font-weight-asian="bold" style:font-weight-complex="bold" fo:color="#ff4000"/>
    </style:style>
    <style:style style:name="T28" style:family="text">
      <style:text-properties style:font-name="Liberation Sans" fo:font-size="12pt" fo:font-weight="bold" style:text-line-through-mode="continuous" style:language-asian="zh" style:country-asian="CN" style:language-complex="hi" style:country-complex="IN"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Liberation Sans" fo:font-size="12pt" fo:font-weight="bold"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30" style:family="text">
      <style:text-properties style:font-name="Liberation Sans" fo:font-size="12pt" fo:font-weight="bold"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31" style:family="text">
      <style:text-properties style:font-name="Liberation Sans" fo:font-size="12pt" fo:font-weight="bold"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4000"/>
    </style:style>
    <style:style style:name="T32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2pt" style:font-size-complex="12pt"/>
    </style:style>
    <style:style style:name="T33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2pt" style:font-size-complex="12pt" fo:color="#00a933"/>
    </style:style>
    <style:style style:name="T34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2pt" style:font-size-complex="12pt" fo:color="#729fcf"/>
    </style:style>
    <style:style style:name="T35" style:family="text">
      <style:text-properties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weight-asian="bold" style:font-weight-complex="bold" style:font-style-asian="normal" style:font-style-complex="normal" style:text-emphasize="none" style:font-relief="none" style:text-overline-style="none" style:text-overline-color="font-color" style:font-size-asian="12pt" style:font-size-complex="12pt" fo:color="#ff8000"/>
    </style:style>
    <style:style style:name="T36" style:family="text">
      <style:text-properties style:text-line-through-mode="continuous" style:language-asian="zh" style:country-asian="CN" style:language-complex="hi" style:country-complex="IN" fo:color="#729fcf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/>
    </style:style>
    <style:style style:name="T37" style:family="text">
      <style:text-properties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fo:color="#00a933"/>
    </style:style>
    <style:style style:name="T38" style:family="text">
      <style:text-properties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fo:color="#729fcf"/>
    </style:style>
    <style:style style:name="T39" style:family="text">
      <style:text-properties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fo:color="#ff8000"/>
    </style:style>
    <style:style style:name="T40" style:family="text">
      <style:text-properties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fo:color="#000000"/>
    </style:style>
    <style:style style:name="T41" style:family="text">
      <style:text-properties style:text-line-through-mode="continuous" style:language-asian="zh" style:country-asian="CN" style:language-complex="hi" style:country-complex="IN" style:text-underline-style="none" style:text-underline-color="font-color" style:text-line-through-type="none" fo:font-style="normal" style:text-outline="false" fo:text-shadow="none" style:letter-kerning="true" fo:language="fr" fo:country="FR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42" style:family="text">
      <style:text-properties fo:color="#729fcf"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ff8000"/>
    </style:style>
    <style:style style:name="T44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/>
    </style:style>
    <style:style style:name="T45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000000"/>
    </style:style>
    <style:style style:name="T46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fo:color="#729fcf" style:font-name="Liberation Sans" fo:font-size="12pt" fo:font-weight="bold"/>
    </style:style>
    <style:style style:name="T47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fo:color="#ff8000"/>
    </style:style>
    <style:style style:name="T48" style:family="text">
      <style:text-properties style:text-underline-style="none" style:text-underline-color="font-color" style:text-line-through-type="none" fo:font-style="normal" style:text-outline="false" fo:text-shadow="none" style:letter-kerning="tru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fo:font-size="12pt" fo:font-weight="bold" fo:color="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Remplir les cases vides. Si aucune balise html n’est précisée dans le sélecteur css </text:p>
            <text:p>utiliser une balise &lt;div&gt; ou &lt;span&gt;</text:p>
          </table:table-cell>
          <table:covered-table-cell table:style-name="ce2"/>
        </table:table-row>
        <table:table-row table:style-name="ro2">
          <table:table-cell table:style-name="ce2" office:value-type="string" calcext:value-type="string">
            <text:p>Sélecteur css</text:p>
          </table:table-cell>
          <table:table-cell table:style-name="ce2" office:value-type="string" calcext:value-type="string">
            <text:p>HTML ciblé</text:p>
          </table:table-cell>
        </table:table-row>
        <table:table-row table:style-name="ro3">
          <table:table-cell table:style-name="ce3" office:value-type="string" calcext:value-type="string">
            <text:p><text:span text:style-name="T1">.mon-icone, .ma-class</text:span> <text:span text:style-name="T2">{}</text:span></text:p>
          </table:table-cell>
          <table:table-cell table:style-name="ce6" office:value-type="string" calcext:value-type="string">
            <text:p><text:span text:style-name="T24"> &lt;img class=</text:span><text:span text:style-name="T25">"ma-class"</text:span><text:span text:style-name="T26"> src=</text:span><text:span text:style-name="T27">""</text:span><text:span text:style-name="T26">&gt;</text:span></text:p>
            <text:p><text:span text:style-name="T28"> &lt;i class=</text:span><text:span text:style-name="T29">"mon-icone"</text:span><text:span text:style-name="T30"> src=</text:span><text:span text:style-name="T31">""</text:span><text:span text:style-name="T30">&gt;</text:span></text:p>
          </table:table-cell>
        </table:table-row>
        <table:table-row table:style-name="ro3">
          <table:table-cell table:style-name="ce3" office:value-type="string" calcext:value-type="string">
            <text:p><text:span text:style-name="T3">span</text:span><text:span text:style-name="T1">.texte-gras</text:span> <text:span text:style-name="T2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4">.img-responsive </text:span><text:span text:style-name="T5">{}</text:span></text:p>
          </table:table-cell>
          <table:table-cell/>
        </table:table-row>
        <table:table-row table:style-name="ro3">
          <table:table-cell/>
          <table:table-cell table:style-name="ce6" office:value-type="string" calcext:value-type="string">
            <text:p><text:span text:style-name="T32">&lt;</text:span><text:span text:style-name="T33">input</text:span><text:span text:style-name="T34"> class=</text:span><text:span text:style-name="T35">"champ-txt" </text:span></text:p>
            <text:p><text:span text:style-name="T34">Name="nom" type="text"&gt;</text:span></text:p>
          </table:table-cell>
        </table:table-row>
        <table:table-row table:style-name="ro3">
          <table:table-cell/>
          <table:table-cell table:style-name="ce6" office:value-type="string" calcext:value-type="string">
            <text:p><text:span text:style-name="T36">&lt;</text:span><text:span text:style-name="T37">p</text:span><text:span text:style-name="T38"> class=</text:span><text:span text:style-name="T39">"description"</text:span><text:span text:style-name="T38">&gt;</text:span><text:span text:style-name="T40">[...]</text:span><text:span text:style-name="T38">&lt;/</text:span><text:span text:style-name="T37">p</text:span><text:span text:style-name="T41">&gt;</text:span></text:p>
          </table:table-cell>
        </table:table-row>
        <table:table-row table:style-name="ro3">
          <table:table-cell table:style-name="ce5" office:value-type="string" calcext:value-type="string">
            <text:p><text:span text:style-name="T6">ul</text:span><text:span text:style-name="T4"> </text:span><text:span text:style-name="T5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7">li</text:span><text:span text:style-name="T8">.el-pagination</text:span><text:span text:style-name="T9"> </text:span><text:span text:style-name="T10">{}</text:span></text:p>
          </table:table-cell>
          <table:table-cell/>
        </table:table-row>
        <table:table-row table:style-name="ro3">
          <table:table-cell table:style-name="ce5" office:value-type="string" calcext:value-type="string">
            <text:p><text:span text:style-name="T11">button </text:span><text:span text:style-name="T12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3">.titre, .auteur</text:span> <text:span text:style-name="T14">{}</text:span></text:p>
          </table:table-cell>
          <table:table-cell/>
        </table:table-row>
        <table:table-row table:style-name="ro3">
          <table:table-cell/>
          <table:table-cell table:style-name="ce7" office:value-type="string" calcext:value-type="string">
            <text:p><text:span text:style-name="T42">&lt;section class=</text:span><text:span text:style-name="T43">"commentaires"</text:span><text:span text:style-name="T44">&gt;</text:span></text:p>
            <text:p><text:span text:style-name="T45">[…]</text:span></text:p>
            <text:p><text:span text:style-name="T44">&lt;/section&gt;</text:span></text:p>
          </table:table-cell>
        </table:table-row>
        <table:table-row table:style-name="ro3">
          <table:table-cell office:value-type="string" calcext:value-type="string">
            <text:p><text:span text:style-name="T15">.truc</text:span><text:span text:style-name="T16"> </text:span><text:span text:style-name="T17">{}</text:span></text:p>
          </table:table-cell>
          <table:table-cell/>
        </table:table-row>
        <table:table-row table:style-name="ro3">
          <table:table-cell table:style-name="ce3" office:value-type="string" calcext:value-type="string">
            <text:p><text:span text:style-name="T18">a</text:span><text:span text:style-name="T19">.lien-ext </text:span><text:span text:style-name="T20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1">h2</text:span><text:span text:style-name="T16"> </text:span><text:span text:style-name="T17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22">label</text:span><text:span text:style-name="T23">.toto</text:span><text:span text:style-name="T16"> </text:span><text:span text:style-name="T17">{}</text:span></text:p>
          </table:table-cell>
          <table:table-cell/>
        </table:table-row>
        <table:table-row table:style-name="ro3">
          <table:table-cell office:value-type="string" calcext:value-type="string">
            <text:p><text:span text:style-name="T15">.liste .option</text:span><text:span text:style-name="T16"> </text:span><text:span text:style-name="T17">{}</text:span></text:p>
          </table:table-cell>
          <table:table-cell/>
        </table:table-row>
        <table:table-row table:style-name="ro4">
          <table:table-cell/>
          <table:table-cell table:style-name="ce8" office:value-type="string" calcext:value-type="string">
            <text:p><text:span text:style-name="T42">&lt;ol class=</text:span><text:span text:style-name="T43">"liste-etapes-recette"</text:span><text:span text:style-name="T44">&gt;</text:span></text:p>
            <text:p><text:span text:style-name="T46">      &lt;li class=</text:span><text:span text:style-name="T47">"etape-recette"</text:span><text:span text:style-name="T44">&gt;</text:span></text:p>
            <text:p><text:span text:style-name="T46">              &lt;span&gt;</text:span><text:span text:style-name="T48">[...]</text:span><text:span text:style-name="T44">&lt;/span&gt;</text:span></text:p>
            <text:p><text:span text:style-name="T44">      &lt;/li&gt;</text:span></text:p>
            <text:p><text:span text:style-name="T44">&lt;/ol&gt;</text:span></text:p>
          </table:table-cell>
        </table:table-row>
        <table:table-row table:style-name="ro5" table:number-rows-repeated="2">
          <table:table-cell table:number-columns-repeated="2"/>
        </table:table-row>
        <table:table-row table:style-name="ro5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7T20:02:31.766000000</meta:creation-date>
    <dc:date>2020-09-07T22:00:29.512000000</dc:date>
    <meta:editing-duration>PT37M21S</meta:editing-duration>
    <meta:editing-cycles>11</meta:editing-cycles>
    <meta:generator>LibreOffice/6.2.5.2$Windows_X86_64 LibreOffice_project/1ec314fa52f458adc18c4f025c545a4e8b22c159</meta:generator>
    <meta:document-statistic meta:table-count="1" meta:cell-count="20" meta:object-count="0"/>
  </office:meta>
</office:document-meta>
</file>